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officeooo:rsid="04e95ae9" officeooo:paragraph-rsid="04ef74ec"/>
    </style:style>
    <style:style style:name="P3" style:family="paragraph" style:parent-style-name="Footer">
      <style:paragraph-properties fo:text-align="start" style:justify-single-word="false"/>
      <style:text-properties officeooo:paragraph-rsid="05c1a4a0"/>
    </style:style>
    <style:style style:name="P4" style:family="paragraph" style:parent-style-name="Footer">
      <style:paragraph-properties fo:text-align="end" style:justify-single-word="false"/>
      <style:text-properties officeooo:paragraph-rsid="05c6b389"/>
    </style:style>
    <style:style style:name="P5" style:family="paragraph" style:parent-style-name="Footer">
      <style:paragraph-properties fo:text-align="end" style:justify-single-word="false"/>
      <style:text-properties officeooo:paragraph-rsid="04ef74ec"/>
    </style:style>
    <style:style style:name="P6" style:family="paragraph" style:parent-style-name="Footer">
      <style:text-properties officeooo:rsid="04aeac66" officeooo:paragraph-rsid="04aeac66"/>
    </style:style>
    <style:style style:name="P7" style:family="paragraph" style:parent-style-name="Standard">
      <style:text-properties fo:language="bg" fo:country="BG"/>
    </style:style>
    <style:style style:name="P8" style:family="paragraph" style:parent-style-name="Standard">
      <style:text-properties fo:language="bg" fo:country="BG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bg" fo:country="BG" fo:font-weight="bold" style:font-weight-asian="bold" style:font-weight-complex="bold"/>
    </style:style>
    <style:style style:name="P10" style:family="paragraph" style:parent-style-name="Standard">
      <style:text-properties fo:language="bg" fo:country="BG" fo:font-weight="bold" officeooo:rsid="013688e2" officeooo:paragraph-rsid="013688e2" style:font-weight-asian="bold" style:font-weight-complex="bold"/>
    </style:style>
    <style:style style:name="P11" style:family="paragraph" style:parent-style-name="Standard">
      <style:text-properties fo:language="bg" fo:country="BG" fo:font-weight="bold" officeooo:rsid="021e7de5" officeooo:paragraph-rsid="021e7de5" style:font-weight-asian="bold" style:font-weight-complex="bold"/>
    </style:style>
    <style:style style:name="P12" style:family="paragraph" style:parent-style-name="Standard">
      <style:text-properties fo:language="bg" fo:country="BG" fo:font-weight="bold" officeooo:paragraph-rsid="021e7de5" style:font-weight-asian="bold" style:font-weight-complex="bold"/>
    </style:style>
    <style:style style:name="P13" style:family="paragraph" style:parent-style-name="Standard">
      <style:text-properties fo:language="bg" fo:country="BG" fo:font-weight="bold" officeooo:paragraph-rsid="05bd1d32" style:font-weight-asian="bold" style:font-weight-complex="bold"/>
    </style:style>
    <style:style style:name="P14" style:family="paragraph" style:parent-style-name="Standard">
      <style:text-properties fo:language="bg" fo:country="BG" fo:font-weight="bold" officeooo:paragraph-rsid="013bef4b" style:font-weight-asian="bold" style:font-weight-complex="bold"/>
    </style:style>
    <style:style style:name="P15" style:family="paragraph" style:parent-style-name="Standard">
      <style:text-properties fo:language="bg" fo:country="BG" style:text-underline-style="solid" style:text-underline-width="auto" style:text-underline-color="font-color" fo:font-weight="bold" officeooo:paragraph-rsid="0135cd8d" style:font-weight-asian="bold" style:font-weight-complex="bold"/>
    </style:style>
    <style:style style:name="P16" style:family="paragraph" style:parent-style-name="Standard">
      <style:text-properties fo:language="bg" fo:country="BG" style:text-underline-style="solid" style:text-underline-width="auto" style:text-underline-color="font-color" fo:font-weight="bold" officeooo:paragraph-rsid="05bd1d32" style:font-weight-asian="bold" style:font-weight-complex="bold"/>
    </style:style>
    <style:style style:name="P17" style:family="paragraph" style:parent-style-name="Standard">
      <style:text-properties fo:language="bg" fo:country="BG" officeooo:paragraph-rsid="013bef4b"/>
    </style:style>
    <style:style style:name="P18" style:family="paragraph" style:parent-style-name="Standard">
      <style:text-properties fo:language="bg" fo:country="BG" officeooo:paragraph-rsid="021e7de5"/>
    </style:style>
    <style:style style:name="P19" style:family="paragraph" style:parent-style-name="Standard">
      <style:text-properties fo:language="bg" fo:country="BG" officeooo:paragraph-rsid="05915c4d"/>
    </style:style>
    <style:style style:name="P20" style:family="paragraph" style:parent-style-name="Standard">
      <style:text-properties fo:language="bg" fo:country="BG" officeooo:rsid="037ffc33"/>
    </style:style>
    <style:style style:name="P21" style:family="paragraph" style:parent-style-name="Standard">
      <style:text-properties fo:language="bg" fo:country="BG" officeooo:rsid="05bc8728" officeooo:paragraph-rsid="05bc8728"/>
    </style:style>
    <style:style style:name="P22" style:family="paragraph" style:parent-style-name="Standard">
      <style:text-properties fo:language="bg" fo:country="BG" officeooo:rsid="05cb619e" officeooo:paragraph-rsid="05cb619e"/>
    </style:style>
    <style:style style:name="P23" style:family="paragraph" style:parent-style-name="Standard">
      <style:paragraph-properties fo:text-align="center" style:justify-single-word="false"/>
      <style:text-properties fo:font-size="16pt" fo:language="bg" fo:country="BG" fo:font-weight="bold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Standard">
      <style:text-properties officeooo:paragraph-rsid="013bef4b"/>
    </style:style>
    <style:style style:name="P26" style:family="paragraph" style:parent-style-name="Standard">
      <style:paragraph-properties fo:text-align="center" style:justify-single-word="false"/>
      <style:text-properties officeooo:paragraph-rsid="04ab19cc"/>
    </style:style>
    <style:style style:name="P27" style:family="paragraph" style:parent-style-name="Standard">
      <style:paragraph-properties fo:text-align="center" style:justify-single-word="false" style:border-line-width-bottom="0.0138in 0.0138in 0.0098in" fo:padding="0.0291in" fo:border-left="none" fo:border-right="none" fo:border-top="none" fo:border-bottom="2.69pt double #000000" style:join-border="false"/>
      <style:text-properties fo:font-size="16pt" fo:language="bg" fo:country="BG" fo:font-weight="bol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 style:border-line-width-bottom="0.0138in 0.0138in 0.0098in" fo:padding="0.0291in" fo:border-left="none" fo:border-right="none" fo:border-top="none" fo:border-bottom="2.69pt double #000000" style:join-border="false"/>
      <style:text-properties officeooo:paragraph-rsid="04777e41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fo:font-size="16pt" fo:language="bg" fo:country="BG" fo:font-weight="bold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26pt" fo:language="bg" fo:country="BG" fo:font-weight="bold" style:font-size-asian="26pt" style:font-weight-asian="bold" style:font-size-complex="26pt" style:font-weight-complex="bold"/>
    </style:style>
    <style:style style:name="P31" style:family="paragraph" style:parent-style-name="Standard">
      <style:text-properties fo:language="bg" fo:country="BG" officeooo:rsid="05d066ce" officeooo:paragraph-rsid="05d066ce"/>
    </style:style>
    <style:style style:name="P32" style:family="paragraph" style:parent-style-name="Standard">
      <style:text-properties fo:language="bg" fo:country="BG" officeooo:rsid="05d066ce" officeooo:paragraph-rsid="05d646ed"/>
    </style:style>
    <style:style style:name="P33" style:family="paragraph" style:parent-style-name="Standard">
      <style:text-properties fo:language="bg" fo:country="BG" officeooo:rsid="05d066ce" officeooo:paragraph-rsid="05d72ff1"/>
    </style:style>
    <style:style style:name="P34" style:family="paragraph" style:parent-style-name="Standard">
      <style:text-properties fo:language="bg" fo:country="BG" officeooo:rsid="05d840ba" officeooo:paragraph-rsid="05d85e71"/>
    </style:style>
    <style:style style:name="P35" style:family="paragraph" style:parent-style-name="Standard">
      <style:text-properties fo:language="bg" fo:country="BG" officeooo:rsid="05d92ca8" officeooo:paragraph-rsid="05d92ca8"/>
    </style:style>
    <style:style style:name="P36" style:family="paragraph" style:parent-style-name="Standard">
      <style:text-properties fo:language="bg" fo:country="BG" officeooo:rsid="05da6b4e" officeooo:paragraph-rsid="05da6b4e"/>
    </style:style>
    <style:style style:name="P37" style:family="paragraph" style:parent-style-name="Heading_20_1" style:master-page-name="Standard">
      <style:paragraph-properties style:page-number="1"/>
    </style:style>
    <style:style style:name="P38" style:family="paragraph" style:parent-style-name="Heading_20_1">
      <style:paragraph-properties fo:break-before="page"/>
    </style:style>
    <style:style style:name="T1" style:family="text">
      <style:text-properties style:font-name="Times New Roman1" officeooo:rsid="04b0ebf5" style:font-name-asian="Times New Roman1" style:font-name-complex="Times New Roman1"/>
    </style:style>
    <style:style style:name="T2" style:family="text">
      <style:text-properties officeooo:rsid="04b091ae"/>
    </style:style>
    <style:style style:name="T3" style:family="text">
      <style:text-properties officeooo:rsid="04e7e73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language="en" fo:country="US" fo:font-weight="bold" officeooo:rsid="052e322e" style:font-weight-asian="bold" style:font-weight-complex="bold"/>
    </style:style>
    <style:style style:name="T8" style:family="text">
      <style:text-properties fo:language="bg" fo:country="BG" fo:font-weight="bold" style:font-weight-asian="bold" style:font-weight-complex="bold"/>
    </style:style>
    <style:style style:name="T9" style:family="text">
      <style:text-properties fo:language="bg" fo:country="BG" fo:font-weight="bold" officeooo:rsid="044d93eb" style:font-weight-asian="bold" style:font-weight-complex="bold"/>
    </style:style>
    <style:style style:name="T10" style:family="text">
      <style:text-properties fo:language="bg" fo:country="BG" fo:font-weight="bold" officeooo:rsid="013bef4b" style:font-weight-asian="bold" style:font-weight-complex="bold"/>
    </style:style>
    <style:style style:name="T11" style:family="text">
      <style:text-properties officeooo:rsid="044d93eb"/>
    </style:style>
    <style:style style:name="T12" style:family="text">
      <style:text-properties officeooo:rsid="044f3a61"/>
    </style:style>
    <style:style style:name="T13" style:family="text">
      <style:text-properties style:text-underline-style="none"/>
    </style:style>
    <style:style style:name="T14" style:family="text">
      <style:text-properties officeooo:rsid="05ce7f76"/>
    </style:style>
    <style:style style:name="T15" style:family="text">
      <style:text-properties officeooo:rsid="05d24e76"/>
    </style:style>
    <style:style style:name="T16" style:family="text">
      <style:text-properties officeooo:rsid="05d4298e"/>
    </style:style>
    <style:style style:name="T17" style:family="text">
      <style:text-properties officeooo:rsid="05d47682"/>
    </style:style>
    <style:style style:name="T18" style:family="text">
      <style:text-properties officeooo:rsid="05d4d04d"/>
    </style:style>
    <style:style style:name="T19" style:family="text">
      <style:text-properties officeooo:rsid="05d646ed"/>
    </style:style>
    <style:style style:name="T20" style:family="text">
      <style:text-properties officeooo:rsid="05d85e71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БЪЛГАРСКА <text:s/>АКАДЕМИЯ <text:s/>НА НАУКИТЕ</text:p>
      <text:p text:style-name="P7"/>
      <text:p text:style-name="P7"/>
      <text:p text:style-name="P23">ИНСТИТУТ ПО ИНФОРМАЦИОННИ </text:p>
      <text:p text:style-name="P27">И КОМУНИКАЦИОННИ ТЕХНОЛОГИИ</text:p>
      <text:p text:style-name="P7"/>
      <text:p text:style-name="P7"/>
      <text:p text:style-name="P30">А В Т О Р Е Ф Е Р А Т</text:p>
      <text:p text:style-name="Standard"/>
      <text:p text:style-name="P24">ЗА ПРИСЪЖДАНЕ НА ОБРАЗОВАТЕЛНА </text:p>
      <text:p text:style-name="P24">И НАУЧНА СТЕПЕН „ДОКТОР“</text:p>
      <text:p text:style-name="P7"/>
      <text:p text:style-name="P9">РАЗПРЕДЕЛЕНА СИСТЕМА ЗА ПРОГНОЗИРАНЕ НА ВРЕМЕВИ </text:p>
      <text:p text:style-name="P9">РЕДОВЕ С ЕВОЛЮЦИОННИ АЛГОРИТМИ И ИЗКУСТВЕНИ</text:p>
      <text:p text:style-name="P9">НЕВРОННИ МРЕЖИ</text:p>
      <text:p text:style-name="P7"/>
      <text:p text:style-name="P7"/>
      <text:p text:style-name="P15">Научна област:</text:p>
      <text:p text:style-name="P10"><text:tab/>4 „Природни науки, математика и информатика“</text:p>
      <text:p text:style-name="P15">Професионално направление:</text:p>
      <text:p text:style-name="P10"><text:tab/>4.6 „Информатика и компютърни науки“</text:p>
      <text:p text:style-name="P15">Научна специалност:</text:p>
      <text:p text:style-name="P8"><text:tab/>01.01.12 „Информатика“</text:p>
      <text:p text:style-name="P7"/>
      <text:p text:style-name="P16">Докторант:</text:p>
      <text:p text:style-name="P18"><text:span text:style-name="T4">инж. Тодор Димитров Балабанов</text:span><text:tab/></text:p>
      <text:p text:style-name="P12"/>
      <text:p text:style-name="P13"><text:span text:style-name="T13"><text:tab/><text:tab/><text:tab/></text:span><text:span text:style-name="T5">Научен ръководител:</text:span></text:p>
      <text:p text:style-name="P12"><draw:frame draw:style-name="fr1" draw:name="Frame1" text:anchor-type="paragraph" svg:x="1.3925in" svg:y="0.0217in" draw:z-index="0"><draw:text-box fo:min-height="0.1965in" fo:min-width="0.1339in"><text:p text:style-name="P11">проф. д-р <text:span text:style-name="T12">инж. </text:span>Васил Стефанов Василев</text:p></draw:text-box></draw:frame></text:p>
      <text:p text:style-name="P12"/>
      <text:p text:style-name="P12"><text:tab/><text:tab/><text:tab/>доц. <text:span text:style-name="T11">д</text:span>-р <text:span text:style-name="T11">инж.</text:span> Красимира Борисова Генова</text:p>
      <text:p text:style-name="P14"/>
      <text:p text:style-name="P17"><text:span text:style-name="T4"><text:tab/><text:tab/><text:tab/></text:span><text:span text:style-name="T6">Научен консултант:</text:span></text:p>
      <text:p text:style-name="P25"><text:span text:style-name="T8"><text:tab/><text:tab/><text:tab/></text:span><text:span text:style-name="T9">проф</text:span><text:span text:style-name="T10">. </text:span><text:span text:style-name="T9">д</text:span><text:span text:style-name="T10">-р </text:span><text:span text:style-name="T9">инж.</text:span><text:span text:style-name="T10"> Милена Кирилова Лазарова</text:span></text:p>
      <text:p text:style-name="Standard"/>
      <text:p text:style-name="P28"/>
      <text:p text:style-name="P26"><text:span text:style-name="T8">София - 201</text:span><text:span text:style-name="T7">7</text:span></text:p>
      <text:section text:style-name="Sect1" text:name="Section1">
        <text:h text:style-name="P37" text:outline-level="1"><text:bookmark-start text:name="__RefHeading__146_63795308"/>Общи характеристики на дисертацията<text:bookmark-end text:name="__RefHeading__146_63795308"/></text:h>
        <text:p text:style-name="Standard"/>
        <text:h text:style-name="Heading_20_2" text:outline-level="2"><text:s text:c="2"/>Актуалност на темата</text:h>
        <text:p text:style-name="P21"/>
        <text:p text:style-name="P21"/>
        <text:p text:style-name="P7"/>
        <text:h text:style-name="Heading_20_2" text:outline-level="2"><text:s text:c="2"/>Цели и задачи на дисертацията</text:h>
        <text:p text:style-name="P7"/>
        <text:p text:style-name="P7"/>
        <text:p text:style-name="P7"/>
        <text:h text:style-name="Heading_20_2" text:outline-level="2"><text:s text:c="2"/>Списък с публикации по дисертацията</text:h>
        <text:p text:style-name="P7"/>
        <text:p text:style-name="P7"/>
        <text:p text:style-name="P7"/>
        <text:h text:style-name="Heading_20_2" text:outline-level="2"><text:s text:c="2"/>Цитирания на публикации по дисертацията</text:h>
        <text:p text:style-name="P7"/>
        <text:p text:style-name="P7"/>
        <text:p text:style-name="P7"/>
        <text:h text:style-name="Heading_20_1" text:outline-level="1">Глава 1 - Обзор на системи за прогнозиране на времеви редове</text:h>
        <text:p text:style-name="P22"/>
        <text:p text:style-name="P22"/>
        <text:p text:style-name="P22"/>
        <text:h text:style-name="Heading_20_1" text:outline-level="1"><text:soft-page-break/>Глава 2 - Модел за прогнозиране на времеви редове с изкуствени невронни мрежи, обучавани с еволюционни алгоритми</text:h>
        <text:p text:style-name="P22"/>
        <text:p text:style-name="P22"/>
        <text:p text:style-name="P22"/>
        <text:h text:style-name="Heading_20_1" text:outline-level="1">Глава 3 - Практическа реализация на софтуерна система за прогнозиране на времеви редове с изкуствени невронни мрежи и еволюционни алгоритми</text:h>
        <text:p text:style-name="P22"/>
        <text:p text:style-name="P22"/>
        <text:p text:style-name="P22"/>
        <text:h text:style-name="Heading_20_1" text:outline-level="1">Глава 4 - Приложение на системата за прогнозиране и анализ на експериментални резултати</text:h>
        <text:p text:style-name="P7"/>
        <text:p text:style-name="P7"/>
        <text:p text:style-name="P7"/>
        <text:h text:style-name="P38" text:outline-level="1"><text:bookmark-start text:name="__RefHeading__158_63795308"/>Заключение<text:bookmark-end text:name="__RefHeading__158_63795308"/></text:h>
        <text:p text:style-name="P7"/>
        <text:h text:style-name="Heading_20_2" text:outline-level="2"><text:s text:c="2"/>Резюме на постигнатото и идеи за бъдеща работа</text:h>
        <text:p text:style-name="P19"/>
        <text:p text:style-name="P35"><text:tab/>В дисертационната работа са представени основни резултати, получени от проведените изследвания в областта на методите за прогнозиране на времеви редове, алгоритми и програмни системи за решаване на задачи в областта на прогнозирането. Целта на тези изследвания е разработката на евристичните подходи за машинно самообучение, разширяващи възможностите за прогнозиране на времеви редове. На основата на тези евристични подходи са предложени евристични методи и алгоритми, подобряващи бързодействието в машинното самообучение на изкуствени невронни мрежи. Ускоряването на бързодействието в обучението на изкуствени невронни мрежи е особено важно при прогнозирането на времеви редове, тъй като фазата на обучение е значително по-бавна отколкото фазата на самото прогнозиране. Характеристиките на тези методи и алгоритми, качеството на предложения дизайн, както и добрата програмна реализация, са в основата за създаването на една ефективна програмна система за прогнозиране на времеви редове, в сферата на валутните пазари. </text:p>
        <text:p text:style-name="P35"/>
        <text:p text:style-name="P36"><text:tab/>Постигнатите резултати в дисертационната работа очертават следните насоки за бъдещи изследвания, като: изследване на предложените евристични подходи за търсене на прогнози в други области, а не само по отношение на валутните пазари; Разширяване на програмната система, като се включат и други методи за прогнозиране на времеви редове, с цел по-ефективен сравнителен анализ; Разширяване на възможностите на уеб базирания интерфейс в системата и дори осъществяване на изчисления в разпределена среда, базиращи се на пресмятания върху мобилни устройства.</text:p>
        <text:p text:style-name="P7"/>
        <text:h text:style-name="Heading_20_2" text:outline-level="2"><text:soft-page-break/><text:s text:c="2"/>Авторска справка за приносите в дисертацията</text:h>
        <text:p text:style-name="P7"/>
        <text:h text:style-name="Heading_20_3" text:outline-level="3"><text:s text:c="4"/><text:span text:style-name="T14">Научно-приложни приноси</text:span></text:h>
        <text:p text:style-name="P7"/>
        <text:p text:style-name="P31"><text:s text:c="2"/>1.<text:tab/>Направен е анализ на актуалните евристични методи за прогнозиране на времеви редове. Представени са разработки в областта които явно очертават предимствата на евристичните подходи за обучение на изкуствени невронни мрежи, като по-практично от точните числени методи (Глава 1, §<text:span text:style-name="T15">1.7.1</text:span>).</text:p>
        <text:p text:style-name="P32"><text:s text:c="2"/>2.<text:tab/>Разработени са подобрени евристични подходи за обучение на изкуствени невронни мрежи <text:span text:style-name="T16">(Глава 2, </text:span>§<text:span text:style-name="T16">2.6.3)</text:span>. Изследвани са свойствата на предложените евристични подходи и са представени резултати, че те разширяват възможностите за машинно самообучение <text:span text:style-name="T18">(Глава 4, </text:span>§<text:span text:style-name="T19">4.3.1)</text:span>. </text:p>
        <text:p text:style-name="P33"><text:s text:c="2"/>3.<text:tab/>Създадени са два (1. Инцидентно включване на възли; 2. Диференциална еволюция за обучение на пълно свързани мрежи в разпределена среда), ориентирани към машинното самообучение, метода и алгоритмични схеми (на основата на предложените евристични подходи), предназначени за прогнозирането на времеви редове <text:span text:style-name="T17">(Глава 2, </text:span>§<text:span text:style-name="T16">2.6.7 и Глава 4, </text:span>§<text:span text:style-name="T19">4.1)</text:span>.</text:p>
        <text:p text:style-name="P7"/>
        <text:h text:style-name="Heading_20_3" text:outline-level="3"><text:s text:c="4"/><text:span text:style-name="T14">Приложни приноси</text:span></text:h>
        <text:p text:style-name="P7"/>
        <text:p text:style-name="P34"><text:s text:c="2"/>1.<text:tab/>Разработени са софтуерно осигуряване и дизайн на интерактивна програмна система за прогнозиране на времеви редове с данни от валутните пазари, която реализира предложените евристични методи за машинно самообучение. Системата се отличава със семпъл и информативен интерфейс <text:span text:style-name="T20">(Глава 3, §3.4, §3.5 и §3.6)</text:span>.</text:p>
        <text:p text:style-name="P7"/>
        <text:h text:style-name="P38" text:outline-level="1"><text:bookmark-start text:name="__RefHeading__160_63795308"/>Библиография<text:bookmark-end text:name="__RefHeading__160_63795308"/></text:h>
        <text:p text:style-name="P7"/>
        <text:p text:style-name="P20"/>
        <text:p text:style-name="P2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bg" fo:country="BG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style:justify-single-word="false" style:page-number="auto"/>
      <style:text-properties fo:font-size="11p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9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00%" fo:text-align="start" style:justify-single-word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 style:master-page-name="">
      <loext:graphic-properties draw:fill-image-width="0in" draw:fill-image-height="0in"/>
      <style:paragraph-properties fo:text-align="center" style:justify-single-word="false" style:page-number="auto" style:shadow="none">
        <style:tab-stops/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>
      <style:paragraph-properties fo:text-align="justify" fo:text-align-last="center" style:justify-single-word="false" style:shadow="none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Source_20_Code" style:display-name="Source Code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true" fo:line-height="50%" style:page-number="auto" style:shadow="none">
        <style:tab-stops/>
      </style:paragraph-properties>
      <style:text-properties style:font-name="Courier New" fo:font-family="'Courier New'" style:font-style-name="Regular" style:font-family-generic="modern" style:font-pitch="variable" fo:font-size="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9" style:family="table">
      <style:table-properties style:width="4.8271in" table:align="margins"/>
    </style:style>
    <style:style style:name="Table39.A" style:family="table-column">
      <style:table-column-properties style:column-width="4.8271in" style:rel-column-width="65535*"/>
    </style:style>
    <style:style style:name="Table39.A1" style:family="table-cell">
      <style:table-cell-properties fo:padding="0.0382in" fo:border-left="none" fo:border-right="none" fo:border-top="none" fo:border-bottom="0.05pt solid #000000"/>
    </style:style>
    <style:style style:name="Table40" style:family="table">
      <style:table-properties style:width="4.8271in" table:align="margins"/>
    </style:style>
    <style:style style:name="Table40.A" style:family="table-column">
      <style:table-column-properties style:column-width="4.1861in" style:rel-column-width="56832*"/>
    </style:style>
    <style:style style:name="Table40.B" style:family="table-column">
      <style:table-column-properties style:column-width="0.641in" style:rel-column-width="8703*"/>
    </style:style>
    <style:style style:name="Table40.A1" style:family="table-cell">
      <style:table-cell-properties fo:padding="0.0382in" fo:border-left="none" fo:border-right="none" fo:border-top="0.05pt solid #000000" fo:border-bottom="none"/>
    </style:style>
    <style:style style:name="Table41" style:family="table">
      <style:table-properties table:align="margins"/>
    </style:style>
    <style:style style:name="Table41.A" style:family="table-column">
      <style:table-column-properties style:rel-column-width="65535*"/>
    </style:style>
    <style:style style:name="Table41.A1" style:family="table-cell">
      <style:table-cell-properties fo:padding="0.0382in" fo:border-left="none" fo:border-right="none" fo:border-top="none" fo:border-bottom="0.05pt solid #000000"/>
    </style:style>
    <style:style style:name="Table38" style:family="table">
      <style:table-properties table:align="margins"/>
    </style:style>
    <style:style style:name="Table38.A" style:family="table-column">
      <style:table-column-properties style:rel-column-width="65535*"/>
    </style:style>
    <style:style style:name="Table38.A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officeooo:paragraph-rsid="05c1a4a0"/>
    </style:style>
    <style:style style:name="MP3" style:family="paragraph" style:parent-style-name="Footer">
      <style:paragraph-properties fo:text-align="end" style:justify-single-word="false"/>
      <style:text-properties officeooo:paragraph-rsid="05c6b389"/>
    </style:style>
    <style:style style:name="MP4" style:family="paragraph" style:parent-style-name="Footer">
      <style:text-properties officeooo:rsid="04aeac66" officeooo:paragraph-rsid="04aeac66"/>
    </style:style>
    <style:style style:name="MP5" style:family="paragraph" style:parent-style-name="Header">
      <style:paragraph-properties fo:text-align="end" style:justify-single-word="false"/>
      <style:text-properties officeooo:rsid="04e95ae9" officeooo:paragraph-rsid="04ef74ec"/>
    </style:style>
    <style:style style:name="MP6" style:family="paragraph" style:parent-style-name="Footer">
      <style:paragraph-properties fo:text-align="end" style:justify-single-word="false"/>
      <style:text-properties officeooo:paragraph-rsid="04ef74ec"/>
    </style:style>
    <style:style style:name="MT1" style:family="text">
      <style:text-properties style:font-name="Times New Roman1" officeooo:rsid="04b0ebf5" style:font-name-asian="Times New Roman1" style:font-name-complex="Times New Roman1"/>
    </style:style>
    <style:style style:name="MT2" style:family="text">
      <style:text-properties officeooo:rsid="04b091ae"/>
    </style:style>
    <style:style style:name="MT3" style:family="text">
      <style:text-properties officeooo:rsid="04e7e73f"/>
    </style:style>
    <style:page-layout style:name="Mpm1">
      <style:page-layout-properties fo:page-width="5.8272in" fo:page-height="8.268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5.8299in" fo:page-height="8.270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5in" fo:margin-bottom="0.5in" fo:margin-left="0.5in" fo:margin-right="0.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style:shadow="none" fo:background-color="transparent" style:dynamic-spacing="false" draw:fill="none" draw:fill-color="#99ccf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style:shadow="none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MP1"><text:chapter text:display="name" text:outline-level="1">Библиография</text:chapter></text:p>
            </table:table-cell>
          </table:table-row>
        </table:table>
      </style:header>
      <style:footer>
        <table:table table:name="Table40" table:style-name="Table40">
          <table:table-column table:style-name="Table40.A"/>
          <table:table-column table:style-name="Table40.B"/>
          <table:table-row>
            <table:table-cell table:style-name="Table40.A1" office:value-type="string">
              <text:p text:style-name="MP2">Тодор Балабанов <text:span text:style-name="MT1">♦</text:span> ИИКТ-БАН <text:span text:style-name="MT1">♦</text:span> София <text:span text:style-name="MT1">♦</text:span> <text:span text:style-name="MT2">2017</text:span></text:p>
            </table:table-cell>
            <table:table-cell table:style-name="Table40.A1" office:value-type="string">
              <text:p text:style-name="MP3"><text:span text:style-name="MT2">стр. </text:span><text:page-number text:select-page="current">5</text:page-number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/>
    <style:master-page style:name="Index" style:page-layout-name="Mpm1">
      <style:header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MP1"><text:page-number style:num-format="i" text:select-page="current"/></text:p>
            </table:table-cell>
          </table:table-row>
        </table:table>
      </style:header>
      <style:footer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MP4"/>
            </table:table-cell>
          </table:table-row>
        </table:table>
      </style:footer>
    </style:master-page>
    <style:master-page style:name="HTML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Appendix" style:page-layout-name="Mpm6">
      <style:header>
        <text:p text:style-name="MP5">Приложение А - програмен код</text:p>
      </style:header>
      <style:footer>
        <text:p text:style-name="MP6"><text:span text:style-name="MT3">A-</text:span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9H13M35S</meta:editing-duration>
    <meta:editing-cycles>1735</meta:editing-cycles>
    <meta:generator>LibreOffice/5.1.6.2$MacOSX_X86_64 LibreOffice_project/07ac168c60a517dba0f0d7bc7540f5afa45f0909</meta:generator>
    <dc:date>2017-03-18T12:30:14.277616000</dc:date>
    <meta:document-statistic meta:table-count="4" meta:image-count="0" meta:object-count="0" meta:page-count="7" meta:paragraph-count="50" meta:word-count="592" meta:character-count="4246" meta:non-whitespace-character-count="3650"/>
    <meta:user-defined meta:name="Info 1"/>
    <meta:user-defined meta:name="Info 2"/>
    <meta:user-defined meta:name="Info 3"/>
    <meta:user-defined meta:name="Info 4"/>
  </office:meta>
</office:document-meta>
</file>